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90.76mm" svg:y="14.01mm">
            <loext:p draw:notify-on-update-of-ranges="Sheet1.A1:Sheet1.A1 Sheet1.A2:Sheet1.A51 Sheet1.B1:Sheet1.B1 Sheet1.B2:Sheet1.B51 Sheet1.C1:Sheet1.C1 Sheet1.C2:Sheet1.C51"/>
            <draw:object xlink:href="./Object 1" xlink:type="simple" xlink:show="embed" xlink:actuate="onLoad"/>
            <draw:image xlink:href="./ObjectReplacements/Object 1" xlink:type="simple" xlink:show="embed" xlink:actuate="onLoad"/>
            <svg:title>Number of datapoints vs Time</svg:title>
          </draw:frame>
        </table:shapes>
        <table:table-column table:style-name="co1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Parallel</text:p>
          </table:table-cell>
          <table:table-cell table:style-name="ce1" office:value-type="string" calcext:value-type="string">
            <text:p>Serial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35261006" calcext:value-type="float">
            <text:p>0.0003526101</text:p>
          </table:table-cell>
          <table:table-cell office:value-type="float" office:value="0.00049801725" calcext:value-type="float">
            <text:p>0.00049801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00103296853" calcext:value-type="float">
            <text:p>0.0010329685</text:p>
          </table:table-cell>
          <table:table-cell office:value-type="float" office:value="0.00196266655" calcext:value-type="float">
            <text:p>0.001962666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00220376766" calcext:value-type="float">
            <text:p>0.0022037677</text:p>
          </table:table-cell>
          <table:table-cell office:value-type="float" office:value="0.00399143835" calcext:value-type="float">
            <text:p>0.0039914384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0344568905" calcext:value-type="float">
            <text:p>0.0034456891</text:p>
          </table:table-cell>
          <table:table-cell office:value-type="float" office:value="0.00659034605" calcext:value-type="float">
            <text:p>0.0065903461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500379572" calcext:value-type="float">
            <text:p>0.0050037957</text:p>
          </table:table-cell>
          <table:table-cell office:value-type="float" office:value="0.01143021115" calcext:value-type="float">
            <text:p>0.011430211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00696201202" calcext:value-type="float">
            <text:p>0.006962012</text:p>
          </table:table-cell>
          <table:table-cell office:value-type="float" office:value="0.01642016195" calcext:value-type="float">
            <text:p>0.016420162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0909470752" calcext:value-type="float">
            <text:p>0.0090947075</text:p>
          </table:table-cell>
          <table:table-cell office:value-type="float" office:value="0.02162206805" calcext:value-type="float">
            <text:p>0.0216220681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1204199532" calcext:value-type="float">
            <text:p>0.0120419953</text:p>
          </table:table-cell>
          <table:table-cell office:value-type="float" office:value="0.02750205025" calcext:value-type="float">
            <text:p>0.0275020503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1484464942" calcext:value-type="float">
            <text:p>0.0148446494</text:p>
          </table:table-cell>
          <table:table-cell office:value-type="float" office:value="0.03675941945" calcext:value-type="float">
            <text:p>0.03675941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1818137152" calcext:value-type="float">
            <text:p>0.0181813715</text:p>
          </table:table-cell>
          <table:table-cell office:value-type="float" office:value="0.04356422075" calcext:value-type="float">
            <text:p>0.043564220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0.02142031352" calcext:value-type="float">
            <text:p>0.0214203135</text:p>
          </table:table-cell>
          <table:table-cell office:value-type="float" office:value="0.04922469965" calcext:value-type="float">
            <text:p>0.0492246997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0.02506574482" calcext:value-type="float">
            <text:p>0.0250657448</text:p>
          </table:table-cell>
          <table:table-cell office:value-type="float" office:value="0.06324485765" calcext:value-type="float">
            <text:p>0.063244857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02890389772" calcext:value-type="float">
            <text:p>0.0289038977</text:p>
          </table:table-cell>
          <table:table-cell office:value-type="float" office:value="0.07364025585" calcext:value-type="float">
            <text:p>0.0736402559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03352474582" calcext:value-type="float">
            <text:p>0.0335247458</text:p>
          </table:table-cell>
          <table:table-cell office:value-type="float" office:value="0.08246188385" calcext:value-type="float">
            <text:p>0.082461883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3823027732" calcext:value-type="float">
            <text:p>0.0382302773</text:p>
          </table:table-cell>
          <table:table-cell office:value-type="float" office:value="0.09527124985" calcext:value-type="float">
            <text:p>0.0952712499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.04335743542" calcext:value-type="float">
            <text:p>0.0433574354</text:p>
          </table:table-cell>
          <table:table-cell office:value-type="float" office:value="0.10825529405" calcext:value-type="float">
            <text:p>0.1082552941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04835103672" calcext:value-type="float">
            <text:p>0.0483510367</text:p>
          </table:table-cell>
          <table:table-cell office:value-type="float" office:value="0.12223892115" calcext:value-type="float">
            <text:p>0.1222389212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05337351702" calcext:value-type="float">
            <text:p>0.053373517</text:p>
          </table:table-cell>
          <table:table-cell office:value-type="float" office:value="0.14046433715" calcext:value-type="float">
            <text:p>0.1404643372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05924464312" calcext:value-type="float">
            <text:p>0.0592446431</text:p>
          </table:table-cell>
          <table:table-cell office:value-type="float" office:value="0.16172910915" calcext:value-type="float">
            <text:p>0.161729109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6562687982" calcext:value-type="float">
            <text:p>0.0656268798</text:p>
          </table:table-cell>
          <table:table-cell office:value-type="float" office:value="0.18110535415" calcext:value-type="float">
            <text:p>0.1811053542</text:p>
          </table:table-cell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0.07208908742" calcext:value-type="float">
            <text:p>0.0720890874</text:p>
          </table:table-cell>
          <table:table-cell office:value-type="float" office:value="0.20158337615" calcext:value-type="float">
            <text:p>0.2015833762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0.07940767302" calcext:value-type="float">
            <text:p>0.079407673</text:p>
          </table:table-cell>
          <table:table-cell office:value-type="float" office:value="0.22031045015" calcext:value-type="float">
            <text:p>0.2203104502</text:p>
          </table:table-cell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0.08649521002" calcext:value-type="float">
            <text:p>0.08649521</text:p>
          </table:table-cell>
          <table:table-cell office:value-type="float" office:value="0.23175595295" calcext:value-type="float">
            <text:p>0.231755953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0.09433378062" calcext:value-type="float">
            <text:p>0.0943337806</text:p>
          </table:table-cell>
          <table:table-cell office:value-type="float" office:value="0.25735589195" calcext:value-type="float">
            <text:p>0.257355892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10272339952" calcext:value-type="float">
            <text:p>0.1027233995</text:p>
          </table:table-cell>
          <table:table-cell office:value-type="float" office:value="0.27419352295" calcext:value-type="float">
            <text:p>0.274193523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0.11150131702" calcext:value-type="float">
            <text:p>0.111501317</text:p>
          </table:table-cell>
          <table:table-cell office:value-type="float" office:value="0.29808114095" calcext:value-type="float">
            <text:p>0.298081141</text:p>
          </table:table-cell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0.11980760872" calcext:value-type="float">
            <text:p>0.1198076087</text:p>
          </table:table-cell>
          <table:table-cell office:value-type="float" office:value="0.31937073395" calcext:value-type="float">
            <text:p>0.319370734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0.12795210262" calcext:value-type="float">
            <text:p>0.1279521026</text:p>
          </table:table-cell>
          <table:table-cell office:value-type="float" office:value="0.33387398995" calcext:value-type="float">
            <text:p>0.33387399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0.13733275672" calcext:value-type="float">
            <text:p>0.1373327567</text:p>
          </table:table-cell>
          <table:table-cell office:value-type="float" office:value="0.35530425995" calcext:value-type="float">
            <text:p>0.3553042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14638798012" calcext:value-type="float">
            <text:p>0.1463879801</text:p>
          </table:table-cell>
          <table:table-cell office:value-type="float" office:value="0.37909185695" calcext:value-type="float">
            <text:p>0.379091857</text:p>
          </table:table-cell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0.15575533672" calcext:value-type="float">
            <text:p>0.1557553367</text:p>
          </table:table-cell>
          <table:table-cell office:value-type="float" office:value="0.40392364595" calcext:value-type="float">
            <text:p>0.403923646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0.16626147632" calcext:value-type="float">
            <text:p>0.1662614763</text:p>
          </table:table-cell>
          <table:table-cell office:value-type="float" office:value="0.43543042095" calcext:value-type="float">
            <text:p>0.435430421</text:p>
          </table:table-cell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0.17691363922" calcext:value-type="float">
            <text:p>0.1769136392</text:p>
          </table:table-cell>
          <table:table-cell office:value-type="float" office:value="0.46339995595" calcext:value-type="float">
            <text:p>0.463399956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0.18806596852" calcext:value-type="float">
            <text:p>0.1880659685</text:p>
          </table:table-cell>
          <table:table-cell office:value-type="float" office:value="0.49111786695" calcext:value-type="float">
            <text:p>0.491117867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19848356282" calcext:value-type="float">
            <text:p>0.1984835628</text:p>
          </table:table-cell>
          <table:table-cell office:value-type="float" office:value="0.51677220095" calcext:value-type="float">
            <text:p>0.516772201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0.20928032652" calcext:value-type="float">
            <text:p>0.2092803265</text:p>
          </table:table-cell>
          <table:table-cell office:value-type="float" office:value="0.54033265395" calcext:value-type="float">
            <text:p>0.540332654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0.22049436492" calcext:value-type="float">
            <text:p>0.2204943649</text:p>
          </table:table-cell>
          <table:table-cell office:value-type="float" office:value="0.56306807195" calcext:value-type="float">
            <text:p>0.563068072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0.23282146772" calcext:value-type="float">
            <text:p>0.2328214677</text:p>
          </table:table-cell>
          <table:table-cell office:value-type="float" office:value="0.60426230595" calcext:value-type="float">
            <text:p>0.604262306</text:p>
          </table:table-cell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0.24492854832" calcext:value-type="float">
            <text:p>0.2449285483</text:p>
          </table:table-cell>
          <table:table-cell office:value-type="float" office:value="0.63384473195" calcext:value-type="float">
            <text:p>0.63384473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25850184052" calcext:value-type="float">
            <text:p>0.2585018405</text:p>
          </table:table-cell>
          <table:table-cell office:value-type="float" office:value="0.67422476995" calcext:value-type="float">
            <text:p>0.67422477</text:p>
          </table:table-cell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0.27059613202" calcext:value-type="float">
            <text:p>0.270596132</text:p>
          </table:table-cell>
          <table:table-cell office:value-type="float" office:value="0.70606330595" calcext:value-type="float">
            <text:p>0.706063306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0.28422365032" calcext:value-type="float">
            <text:p>0.2842236503</text:p>
          </table:table-cell>
          <table:table-cell office:value-type="float" office:value="0.73788692995" calcext:value-type="float">
            <text:p>0.73788693</text:p>
          </table:table-cell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0.29820014282" calcext:value-type="float">
            <text:p>0.2982001428</text:p>
          </table:table-cell>
          <table:table-cell office:value-type="float" office:value="0.77913932495" calcext:value-type="float">
            <text:p>0.779139325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0.31354917602" calcext:value-type="float">
            <text:p>0.313549176</text:p>
          </table:table-cell>
          <table:table-cell office:value-type="float" office:value="0.81191898095" calcext:value-type="float">
            <text:p>0.81191898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32857525702" calcext:value-type="float">
            <text:p>0.328575257</text:p>
          </table:table-cell>
          <table:table-cell office:value-type="float" office:value="0.84562281095" calcext:value-type="float">
            <text:p>0.845622811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0.34397285642" calcext:value-type="float">
            <text:p>0.3439728564</text:p>
          </table:table-cell>
          <table:table-cell office:value-type="float" office:value="0.88516749795" calcext:value-type="float">
            <text:p>0.885167498</text:p>
          </table:table-cell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0.35910596342" calcext:value-type="float">
            <text:p>0.3591059634</text:p>
          </table:table-cell>
          <table:table-cell office:value-type="float" office:value="0.92292942195" calcext:value-type="float">
            <text:p>0.922929422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0.37419438742" calcext:value-type="float">
            <text:p>0.3741943874</text:p>
          </table:table-cell>
          <table:table-cell office:value-type="float" office:value="0.96249250295" calcext:value-type="float">
            <text:p>0.962492503</text:p>
          </table:table-cell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0.39162383422" calcext:value-type="float">
            <text:p>0.3916238342</text:p>
          </table:table-cell>
          <table:table-cell office:value-type="float" office:value="1.00256041695" calcext:value-type="float">
            <text:p>1.002560417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40770873392" calcext:value-type="float">
            <text:p>0.4077087339</text:p>
          </table:table-cell>
          <table:table-cell office:value-type="float" office:value="1.03974992195" calcext:value-type="float">
            <text:p>1.0397499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9T15:30:39.205250280</meta:creation-date>
    <dc:date>2016-09-29T15:36:34.773856877</dc:date>
    <meta:editing-duration>PT5M56S</meta:editing-duration>
    <meta:editing-cycles>1</meta:editing-cycles>
    <meta:document-statistic meta:table-count="1" meta:cell-count="152" meta:object-count="1"/>
    <meta:generator>LibreOffice/5.1.4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006cm" svg:y="0.316cm" chart:style-name="ch2">
          <text:p>Number of datapoints vs time</text:p>
        </chart:title>
        <chart:legend chart:legend-position="end" svg:x="13.518cm" svg:y="3.952cm" style:legend-expansion="high" chart:style-name="ch3"/>
        <chart:plot-area chart:style-name="ch4" table:cell-range-address="Sheet1.A1:Sheet1.C51" chart:data-source-has-labels="both" svg:x="1.331cm" svg:y="1.275cm" svg:width="11.867cm" svg:height="6.564cm">
          <chartooo:coordinate-region svg:x="2.058cm" svg:y="1.275cm" svg:width="11.14cm" svg:height="5.31cm"/>
          <chart:axis chart:dimension="x" chart:name="primary-x" chart:style-name="ch5" chartooo:axis-type="auto">
            <chartooo:date-scale/>
            <chart:title svg:x="5.659cm" svg:y="8.019cm" chart:style-name="ch6">
              <text:p>Number of datapoints</text:p>
            </chart:title>
            <chart:categories table:cell-range-address="Sheet1.A2:Sheet1.A51"/>
          </chart:axis>
          <chart:axis chart:dimension="y" chart:name="primary-y" chart:style-name="ch5">
            <chart:title svg:x="0.451cm" svg:y="5.276cm" chart:style-name="ch7">
              <text:p>Time (ns)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line">
            <chart:data-point chart:repeated="50"/>
          </chart:series>
          <chart:series chart:style-name="ch10" chart:values-cell-range-address="Sheet1.C2:Sheet1.C51" chart:label-cell-address="Sheet1.C1:Sheet1.C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allel</text:p>
                <draw:g>
                  <svg:desc>Sheet1.B1:Sheet1.B1</svg:desc>
                </draw:g>
              </table:table-cell>
              <table:table-cell office:value-type="string">
                <text:p>Ser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51</svg:desc>
                </draw:g>
              </table:table-cell>
              <table:table-cell office:value-type="float" office:value="0.00035261006">
                <text:p>0.00035261006</text:p>
                <draw:g>
                  <svg:desc>Sheet1.B2:Sheet1.B51</svg:desc>
                </draw:g>
              </table:table-cell>
              <table:table-cell office:value-type="float" office:value="0.00049801725">
                <text:p>0.00049801725</text:p>
                <draw:g>
                  <svg:desc>Sheet1.C2:Sheet1.C51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0103296853">
                <text:p>0.00103296853</text:p>
              </table:table-cell>
              <table:table-cell office:value-type="float" office:value="0.00196266655">
                <text:p>0.0019626665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0220376766">
                <text:p>0.00220376766</text:p>
              </table:table-cell>
              <table:table-cell office:value-type="float" office:value="0.00399143835">
                <text:p>0.00399143835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344568905">
                <text:p>0.00344568905</text:p>
              </table:table-cell>
              <table:table-cell office:value-type="float" office:value="0.00659034605">
                <text:p>0.00659034605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500379572">
                <text:p>0.00500379572</text:p>
              </table:table-cell>
              <table:table-cell office:value-type="float" office:value="0.01143021115">
                <text:p>0.0114302111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696201202">
                <text:p>0.00696201202</text:p>
              </table:table-cell>
              <table:table-cell office:value-type="float" office:value="0.01642016195">
                <text:p>0.01642016195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909470752">
                <text:p>0.00909470752</text:p>
              </table:table-cell>
              <table:table-cell office:value-type="float" office:value="0.02162206805">
                <text:p>0.02162206805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1204199532">
                <text:p>0.01204199532</text:p>
              </table:table-cell>
              <table:table-cell office:value-type="float" office:value="0.02750205025">
                <text:p>0.0275020502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0.01484464942">
                <text:p>0.01484464942</text:p>
              </table:table-cell>
              <table:table-cell office:value-type="float" office:value="0.03675941945">
                <text:p>0.03675941945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0.01818137152">
                <text:p>0.01818137152</text:p>
              </table:table-cell>
              <table:table-cell office:value-type="float" office:value="0.04356422075">
                <text:p>0.0435642207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0.02142031352">
                <text:p>0.02142031352</text:p>
              </table:table-cell>
              <table:table-cell office:value-type="float" office:value="0.04922469965">
                <text:p>0.0492246996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0.02506574482">
                <text:p>0.02506574482</text:p>
              </table:table-cell>
              <table:table-cell office:value-type="float" office:value="0.06324485765">
                <text:p>0.06324485765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0.02890389772">
                <text:p>0.02890389772</text:p>
              </table:table-cell>
              <table:table-cell office:value-type="float" office:value="0.07364025585">
                <text:p>0.07364025585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0.03352474582">
                <text:p>0.03352474582</text:p>
              </table:table-cell>
              <table:table-cell office:value-type="float" office:value="0.08246188385">
                <text:p>0.08246188385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0.03823027732">
                <text:p>0.03823027732</text:p>
              </table:table-cell>
              <table:table-cell office:value-type="float" office:value="0.09527124985">
                <text:p>0.0952712498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0.04335743542">
                <text:p>0.04335743542</text:p>
              </table:table-cell>
              <table:table-cell office:value-type="float" office:value="0.10825529405">
                <text:p>0.10825529405</text:p>
              </table:table-cell>
            </table:table-row>
            <table:table-row>
              <table:table-cell office:value-type="float" office:value="1700">
                <text:p>1700</text:p>
              </table:table-cell>
              <table:table-cell office:value-type="float" office:value="0.04835103672">
                <text:p>0.04835103672</text:p>
              </table:table-cell>
              <table:table-cell office:value-type="float" office:value="0.12223892115">
                <text:p>0.12223892115</text:p>
              </table:table-cell>
            </table:table-row>
            <table:table-row>
              <table:table-cell office:value-type="float" office:value="1800">
                <text:p>1800</text:p>
              </table:table-cell>
              <table:table-cell office:value-type="float" office:value="0.05337351702">
                <text:p>0.05337351702</text:p>
              </table:table-cell>
              <table:table-cell office:value-type="float" office:value="0.14046433715">
                <text:p>0.14046433715</text:p>
              </table:table-cell>
            </table:table-row>
            <table:table-row>
              <table:table-cell office:value-type="float" office:value="1900">
                <text:p>1900</text:p>
              </table:table-cell>
              <table:table-cell office:value-type="float" office:value="0.05924464312">
                <text:p>0.05924464312</text:p>
              </table:table-cell>
              <table:table-cell office:value-type="float" office:value="0.16172910915">
                <text:p>0.1617291091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0.06562687982">
                <text:p>0.06562687982</text:p>
              </table:table-cell>
              <table:table-cell office:value-type="float" office:value="0.18110535415">
                <text:p>0.18110535415</text:p>
              </table:table-cell>
            </table:table-row>
            <table:table-row>
              <table:table-cell office:value-type="float" office:value="2100">
                <text:p>2100</text:p>
              </table:table-cell>
              <table:table-cell office:value-type="float" office:value="0.07208908742">
                <text:p>0.07208908742</text:p>
              </table:table-cell>
              <table:table-cell office:value-type="float" office:value="0.20158337615">
                <text:p>0.20158337615</text:p>
              </table:table-cell>
            </table:table-row>
            <table:table-row>
              <table:table-cell office:value-type="float" office:value="2200">
                <text:p>2200</text:p>
              </table:table-cell>
              <table:table-cell office:value-type="float" office:value="0.07940767302">
                <text:p>0.07940767302</text:p>
              </table:table-cell>
              <table:table-cell office:value-type="float" office:value="0.22031045015">
                <text:p>0.22031045015</text:p>
              </table:table-cell>
            </table:table-row>
            <table:table-row>
              <table:table-cell office:value-type="float" office:value="2300">
                <text:p>2300</text:p>
              </table:table-cell>
              <table:table-cell office:value-type="float" office:value="0.08649521002">
                <text:p>0.08649521002</text:p>
              </table:table-cell>
              <table:table-cell office:value-type="float" office:value="0.23175595295">
                <text:p>0.23175595295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0.09433378062">
                <text:p>0.09433378062</text:p>
              </table:table-cell>
              <table:table-cell office:value-type="float" office:value="0.25735589195">
                <text:p>0.25735589195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0.10272339952">
                <text:p>0.10272339952</text:p>
              </table:table-cell>
              <table:table-cell office:value-type="float" office:value="0.27419352295">
                <text:p>0.27419352295</text:p>
              </table:table-cell>
            </table:table-row>
            <table:table-row>
              <table:table-cell office:value-type="float" office:value="2600">
                <text:p>2600</text:p>
              </table:table-cell>
              <table:table-cell office:value-type="float" office:value="0.11150131702">
                <text:p>0.11150131702</text:p>
              </table:table-cell>
              <table:table-cell office:value-type="float" office:value="0.29808114095">
                <text:p>0.29808114095</text:p>
              </table:table-cell>
            </table:table-row>
            <table:table-row>
              <table:table-cell office:value-type="float" office:value="2700">
                <text:p>2700</text:p>
              </table:table-cell>
              <table:table-cell office:value-type="float" office:value="0.11980760872">
                <text:p>0.11980760872</text:p>
              </table:table-cell>
              <table:table-cell office:value-type="float" office:value="0.31937073395">
                <text:p>0.3193707339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0.12795210262">
                <text:p>0.12795210262</text:p>
              </table:table-cell>
              <table:table-cell office:value-type="float" office:value="0.33387398995">
                <text:p>0.33387398995</text:p>
              </table:table-cell>
            </table:table-row>
            <table:table-row>
              <table:table-cell office:value-type="float" office:value="2900">
                <text:p>2900</text:p>
              </table:table-cell>
              <table:table-cell office:value-type="float" office:value="0.13733275672">
                <text:p>0.13733275672</text:p>
              </table:table-cell>
              <table:table-cell office:value-type="float" office:value="0.35530425995">
                <text:p>0.35530425995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0.14638798012">
                <text:p>0.14638798012</text:p>
              </table:table-cell>
              <table:table-cell office:value-type="float" office:value="0.37909185695">
                <text:p>0.37909185695</text:p>
              </table:table-cell>
            </table:table-row>
            <table:table-row>
              <table:table-cell office:value-type="float" office:value="3100">
                <text:p>3100</text:p>
              </table:table-cell>
              <table:table-cell office:value-type="float" office:value="0.15575533672">
                <text:p>0.15575533672</text:p>
              </table:table-cell>
              <table:table-cell office:value-type="float" office:value="0.40392364595">
                <text:p>0.40392364595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0.16626147632">
                <text:p>0.16626147632</text:p>
              </table:table-cell>
              <table:table-cell office:value-type="float" office:value="0.43543042095">
                <text:p>0.43543042095</text:p>
              </table:table-cell>
            </table:table-row>
            <table:table-row>
              <table:table-cell office:value-type="float" office:value="3300">
                <text:p>3300</text:p>
              </table:table-cell>
              <table:table-cell office:value-type="float" office:value="0.17691363922">
                <text:p>0.17691363922</text:p>
              </table:table-cell>
              <table:table-cell office:value-type="float" office:value="0.46339995595">
                <text:p>0.46339995595</text:p>
              </table:table-cell>
            </table:table-row>
            <table:table-row>
              <table:table-cell office:value-type="float" office:value="3400">
                <text:p>3400</text:p>
              </table:table-cell>
              <table:table-cell office:value-type="float" office:value="0.18806596852">
                <text:p>0.18806596852</text:p>
              </table:table-cell>
              <table:table-cell office:value-type="float" office:value="0.49111786695">
                <text:p>0.49111786695</text:p>
              </table:table-cell>
            </table:table-row>
            <table:table-row>
              <table:table-cell office:value-type="float" office:value="3500">
                <text:p>3500</text:p>
              </table:table-cell>
              <table:table-cell office:value-type="float" office:value="0.19848356282">
                <text:p>0.19848356282</text:p>
              </table:table-cell>
              <table:table-cell office:value-type="float" office:value="0.51677220095">
                <text:p>0.51677220095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0.20928032652">
                <text:p>0.20928032652</text:p>
              </table:table-cell>
              <table:table-cell office:value-type="float" office:value="0.54033265395">
                <text:p>0.54033265395</text:p>
              </table:table-cell>
            </table:table-row>
            <table:table-row>
              <table:table-cell office:value-type="float" office:value="3700">
                <text:p>3700</text:p>
              </table:table-cell>
              <table:table-cell office:value-type="float" office:value="0.22049436492">
                <text:p>0.22049436492</text:p>
              </table:table-cell>
              <table:table-cell office:value-type="float" office:value="0.56306807195">
                <text:p>0.56306807195</text:p>
              </table:table-cell>
            </table:table-row>
            <table:table-row>
              <table:table-cell office:value-type="float" office:value="3800">
                <text:p>3800</text:p>
              </table:table-cell>
              <table:table-cell office:value-type="float" office:value="0.23282146772">
                <text:p>0.23282146772</text:p>
              </table:table-cell>
              <table:table-cell office:value-type="float" office:value="0.60426230595">
                <text:p>0.60426230595</text:p>
              </table:table-cell>
            </table:table-row>
            <table:table-row>
              <table:table-cell office:value-type="float" office:value="3900">
                <text:p>3900</text:p>
              </table:table-cell>
              <table:table-cell office:value-type="float" office:value="0.24492854832">
                <text:p>0.24492854832</text:p>
              </table:table-cell>
              <table:table-cell office:value-type="float" office:value="0.63384473195">
                <text:p>0.63384473195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0.25850184052">
                <text:p>0.25850184052</text:p>
              </table:table-cell>
              <table:table-cell office:value-type="float" office:value="0.67422476995">
                <text:p>0.67422476995</text:p>
              </table:table-cell>
            </table:table-row>
            <table:table-row>
              <table:table-cell office:value-type="float" office:value="4100">
                <text:p>4100</text:p>
              </table:table-cell>
              <table:table-cell office:value-type="float" office:value="0.27059613202">
                <text:p>0.27059613202</text:p>
              </table:table-cell>
              <table:table-cell office:value-type="float" office:value="0.70606330595">
                <text:p>0.70606330595</text:p>
              </table:table-cell>
            </table:table-row>
            <table:table-row>
              <table:table-cell office:value-type="float" office:value="4200">
                <text:p>4200</text:p>
              </table:table-cell>
              <table:table-cell office:value-type="float" office:value="0.28422365032">
                <text:p>0.28422365032</text:p>
              </table:table-cell>
              <table:table-cell office:value-type="float" office:value="0.73788692995">
                <text:p>0.73788692995</text:p>
              </table:table-cell>
            </table:table-row>
            <table:table-row>
              <table:table-cell office:value-type="float" office:value="4300">
                <text:p>4300</text:p>
              </table:table-cell>
              <table:table-cell office:value-type="float" office:value="0.29820014282">
                <text:p>0.29820014282</text:p>
              </table:table-cell>
              <table:table-cell office:value-type="float" office:value="0.77913932495">
                <text:p>0.77913932495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0.31354917602">
                <text:p>0.31354917602</text:p>
              </table:table-cell>
              <table:table-cell office:value-type="float" office:value="0.81191898095">
                <text:p>0.81191898095</text:p>
              </table:table-cell>
            </table:table-row>
            <table:table-row>
              <table:table-cell office:value-type="float" office:value="4500">
                <text:p>4500</text:p>
              </table:table-cell>
              <table:table-cell office:value-type="float" office:value="0.32857525702">
                <text:p>0.32857525702</text:p>
              </table:table-cell>
              <table:table-cell office:value-type="float" office:value="0.84562281095">
                <text:p>0.84562281095</text:p>
              </table:table-cell>
            </table:table-row>
            <table:table-row>
              <table:table-cell office:value-type="float" office:value="4600">
                <text:p>4600</text:p>
              </table:table-cell>
              <table:table-cell office:value-type="float" office:value="0.34397285642">
                <text:p>0.34397285642</text:p>
              </table:table-cell>
              <table:table-cell office:value-type="float" office:value="0.88516749795">
                <text:p>0.88516749795</text:p>
              </table:table-cell>
            </table:table-row>
            <table:table-row>
              <table:table-cell office:value-type="float" office:value="4700">
                <text:p>4700</text:p>
              </table:table-cell>
              <table:table-cell office:value-type="float" office:value="0.35910596342">
                <text:p>0.35910596342</text:p>
              </table:table-cell>
              <table:table-cell office:value-type="float" office:value="0.92292942195">
                <text:p>0.92292942195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0.37419438742">
                <text:p>0.37419438742</text:p>
              </table:table-cell>
              <table:table-cell office:value-type="float" office:value="0.96249250295">
                <text:p>0.96249250295</text:p>
              </table:table-cell>
            </table:table-row>
            <table:table-row>
              <table:table-cell office:value-type="float" office:value="4900">
                <text:p>4900</text:p>
              </table:table-cell>
              <table:table-cell office:value-type="float" office:value="0.39162383422">
                <text:p>0.39162383422</text:p>
              </table:table-cell>
              <table:table-cell office:value-type="float" office:value="1.00256041695">
                <text:p>1.0025604169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0.40770873392">
                <text:p>0.40770873392</text:p>
              </table:table-cell>
              <table:table-cell office:value-type="float" office:value="1.03974992195">
                <text:p>1.03974992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